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155cm" draw:marker-end-width="0.455cm" draw:opacity="50%" draw:textarea-horizontal-align="justify" draw:textarea-vertical-align="middle" draw:auto-grow-height="false" fo:min-height="7.5cm" fo:min-width="8.05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cm" svg:stroke-color="#000000" draw:marker-start-width="0.08cm" draw:marker-end-width="0.38cm" draw:fill-color="#c5000b" draw:textarea-horizontal-align="justify" draw:textarea-vertical-align="middle" draw:auto-grow-height="false" fo:min-height="0.882cm" fo:min-width="2.61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08cm" draw:marker-end-width="0.38cm" draw:fill-color="#0000cc" draw:textarea-horizontal-align="justify" draw:textarea-vertical-align="middle" draw:auto-grow-height="false" fo:min-height="0.882cm" fo:min-width="2.61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08cm" draw:marker-end-width="0.38cm" draw:fill-color="#0000cc" draw:textarea-horizontal-align="justify" draw:textarea-vertical-align="middle" draw:auto-grow-height="false" fo:min-height="0.832cm" fo:min-width="2.562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08cm" draw:marker-end-width="0.38cm" draw:fill-color="#66cc00" draw:textarea-horizontal-align="justify" draw:textarea-vertical-align="middle" draw:auto-grow-height="false" fo:min-height="0.832cm" fo:min-width="2.562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08cm" draw:marker-end="Arrow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155cm" draw:marker-end-width="0.455cm" draw:opacity="50%" draw:textarea-horizontal-align="justify" draw:textarea-vertical-align="middle" draw:auto-grow-height="false" fo:min-height="8.85cm" fo:min-width="5.9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svg:stroke-width="0.05cm" svg:stroke-color="#000000" draw:marker-start-width="0.155cm" draw:marker-end-width="0.455cm" draw:fill-color="#0000cc" draw:opacity="100%" draw:textarea-horizontal-align="justify" draw:textarea-vertical-align="middle" draw:auto-grow-height="false" fo:min-height="0.832cm" fo:min-width="2.562cm" fo:padding-top="0.15cm" fo:padding-bottom="0.15cm" fo:padding-left="0.275cm" fo:padding-right="0.275cm" draw:shadow-opacity="100%"/>
    </style:style>
    <style:style style:name="gr9" style:family="graphic" style:parent-style-name="standard">
      <style:graphic-properties draw:stroke="none" svg:stroke-width="0.05cm" svg:stroke-color="#000000" draw:marker-start-width="0.155cm" draw:marker-end-width="0.455cm" draw:fill="none" draw:fill-color="#ffffff" draw:opacity="100%" fo:min-height="0.712cm" draw:shadow-opacity="100%"/>
    </style:style>
    <style:style style:name="gr10" style:family="graphic" style:parent-style-name="standard">
      <style:graphic-properties svg:stroke-width="0.05cm" draw:marker-start-width="0.155cm" draw:marker-end-width="0.455cm" draw:opacity="50%" draw:textarea-horizontal-align="justify" draw:textarea-vertical-align="middle" draw:auto-grow-height="false" fo:min-height="3.95cm" fo:min-width="8.7cm" fo:padding-top="0.15cm" fo:padding-bottom="0.15cm" fo:padding-left="0.275cm" fo:padding-right="0.275cm" draw:shadow-opacity="50%"/>
    </style:style>
    <style:style style:name="gr11" style:family="graphic" style:parent-style-name="objectwithoutfill">
      <style:graphic-properties svg:stroke-width="0.05cm" draw:marker-start-width="0.155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3" style:family="graphic" style:parent-style-name="objectwithoutfill">
      <style:graphic-properties svg:stroke-width="0.05cm" draw:marker-start-width="0.355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-color="#0000cc"/>
      <style:paragraph-properties fo:text-align="center"/>
      <style:text-properties fo:font-size="13pt" style:font-size-asian="18pt" style:font-size-complex="18pt"/>
    </style:style>
    <style:style style:name="P5" style:family="paragraph">
      <loext:graphic-properties draw:fill-color="#66cc00"/>
      <style:paragraph-properties fo:text-align="center"/>
      <style:text-properties fo:font-size="13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cc" draw:opacity="100%"/>
      <style:paragraph-properties fo:text-align="center"/>
      <style:text-properties fo:font-size="13pt" style:font-size-asian="18pt" style:font-size-complex="18pt"/>
    </style:style>
    <style:style style:name="P8" style:family="paragraph">
      <loext:graphic-properties draw:fill="none" draw:fill-color="#ffffff" draw:opacity="100%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7.8cm" svg:x="8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4.4cm" svg:height="1.6cm" svg:x="10.2cm" svg:y="10.5cm">
          <text:p text:style-name="P2"><text:span text:style-name="T1">VME interface</text:span></text:p>
          <text:p text:style-name="P2"><text:span text:style-name="T1">2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4.4cm" svg:height="1.6cm" svg:x="3.4cm" svg:y="13.8cm">
          <text:p text:style-name="P2"><text:span text:style-name="T1">VME64x Core</text:span></text:p>
          <text:p text:style-name="P2"><text:span text:style-name="T1">2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4.4cm" svg:height="1.6cm" svg:x="18.9cm" svg:y="7.7cm">
          <text:p text:style-name="P2"><text:span text:style-name="T1">Common HDL</text:span></text:p>
          <text:p text:style-name="P2"><text:span text:style-name="T1">2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4.4cm" svg:height="1.6cm" svg:x="18.4cm" svg:y="12.1cm">
          <text:p text:style-name="P2"><text:span text:style-name="T1">Flow-thru </text:span></text:p>
          <text:p text:style-name="P2"><text:span text:style-name="T1">Trigger Memory</text:span></text:p>
          <text:p text:style-name="P2"><text:span text:style-name="T1">3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4.4cm" svg:height="1.6cm" svg:x="11.101cm" svg:y="13.101cm">
          <text:p text:style-name="P2"><text:span text:style-name="T1">3xFMC</text:span></text:p>
          <text:p text:style-name="P2"><text:span text:style-name="T1">2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4cm" svg:height="1.6cm" svg:x="2.9cm" svg:y="6.9cm">
          <text:p text:style-name="P2"><text:span text:style-name="T1">Common Qsys</text:span></text:p>
          <text:p text:style-name="P2"><text:span text:style-name="T1">3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4.4cm" svg:height="1.6cm" svg:x="8.702cm" svg:y="15.702cm">
          <text:p text:style-name="P2"><text:span text:style-name="T1">Trigger System</text:span></text:p>
          <text:p text:style-name="P2"><text:span text:style-name="T1">26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4cm" svg:height="1.6cm" svg:x="13.1cm" svg:y="6.9cm">
          <text:p text:style-name="P2"><text:span text:style-name="T1">MaxV</text:span></text:p>
          <text:p text:style-name="P2"><text:span text:style-name="T1">2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4.4cm" svg:height="1.6cm" svg:x="7.801cm" svg:y="0.301cm">
          <text:p text:style-name="P2"><text:span text:style-name="T1">DEAP Firmware</text:span></text:p>
          <text:p text:style-name="P2"><text:span text:style-name="T1">268/36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4.4cm" svg:height="1.6cm" svg:x="7.4cm" svg:y="6.9cm">
          <text:p text:style-name="P2"><text:span text:style-name="T1">Common Scripts</text:span></text:p>
          <text:p text:style-name="P2"><text:span text:style-name="T1">29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s" svg:x1="9.6cm" svg:y1="8.5cm" svg:x2="13.744cm" svg:y2="8.266cm" draw:start-shape="id1" draw:start-glue-point="8" draw:end-shape="id2" draw:end-glue-point="7" svg:d="M9600 8500v526h4144v-760" svg:viewBox="0 0 4145 761">
          <text:p/>
        </draw:connector>
        <draw:custom-shape draw:style-name="gr4" draw:text-style-name="P4" xml:id="id6" draw:id="id6" draw:layer="layout" svg:width="4.4cm" svg:height="1.6cm" svg:x="0.4cm" svg:y="4.9cm">
          <text:p text:style-name="P2"><text:span text:style-name="T1">Common NIOS</text:span></text:p>
          <text:p text:style-name="P2"><text:span text:style-name="T1">26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4.4cm" svg:height="1.6cm" svg:x="1.1cm" svg:y="1.5cm">
          <text:p text:style-name="P2"><text:span text:style-name="T1">VME to QSYS</text:span></text:p>
          <text:p text:style-name="P2"><text:span text:style-name="T1">3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7" draw:text-style-name="P1" draw:layer="layout" svg:width="6.4cm" svg:height="9.1cm" svg:x="24.4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4.4cm" svg:height="1.6cm" svg:x="25.6cm" svg:y="13.8cm">
            <text:p text:style-name="P2"><text:span text:style-name="T1">SFP FMC</text:span></text:p>
            <text:p text:style-name="P2"><text:span text:style-name="T1">22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6cm" svg:x="25.5cm" svg:y="11.9cm">
            <text:p text:style-name="P2"><text:span text:style-name="T1">Clock Cleaner</text:span></text:p>
            <text:p text:style-name="P2"><text:span text:style-name="T1">27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6cm" svg:x="25.5cm" svg:y="10.1cm">
            <text:p text:style-name="P2"><text:span text:style-name="T1">ADC FMC</text:span></text:p>
            <text:p text:style-name="P2"><text:span text:style-name="T1">2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6cm" svg:x="25.601cm" svg:y="15.7cm">
            <text:p text:style-name="P2"><text:span text:style-name="T1">Trigger I/O</text:span></text:p>
            <text:p text:style-name="P2"><text:span text:style-name="T1">27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2.7cm" svg:height="0.962cm" svg:x="26.6cm" svg:y="9cm">
            <draw:text-box>
              <text:p>FMCs</text:p>
            </draw:text-box>
          </draw:frame>
        </draw:g>
        <draw:g xml:id="id14" draw:id="id14">
          <draw:custom-shape draw:style-name="gr10" draw:text-style-name="P1" draw:layer="layout" svg:width="9.2cm" svg:height="4.2cm" svg:x="21.5cm" svg:y="1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4cm" svg:height="1.6cm" svg:x="26.2cm" svg:y="4.1cm">
            <text:p text:style-name="P2"><text:span text:style-name="T1">SD Card</text:span></text:p>
            <text:p text:style-name="P2"><text:span text:style-name="T1">2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6cm" svg:x="21.6cm" svg:y="4.1cm">
            <text:p text:style-name="P2"><text:span text:style-name="T1">Dashing</text:span></text:p>
            <text:p text:style-name="P2"><text:span text:style-name="T1">26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6cm" svg:x="23.9cm" svg:y="2.5cm">
            <text:p text:style-name="P2"><text:span text:style-name="T1">Jalisco</text:span></text:p>
            <text:p text:style-name="P2"><text:span text:style-name="T1">30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6.8cm" svg:height="0.962cm" svg:x="23.4cm" svg:y="1.6cm">
            <draw:text-box>
              <text:p>365/268 Externals</text:p>
            </draw:text-box>
          </draw:frame>
        </draw:g>
        <draw:connector draw:style-name="gr6" draw:text-style-name="P6" draw:layer="layout" draw:type="curve" svg:x1="5.1cm" svg:y1="8.5cm" svg:x2="10.2cm" svg:y2="11.3cm" draw:start-shape="id3" draw:start-glue-point="8" draw:end-shape="id4" draw:end-glue-point="6" svg:d="M5100 8500c0 1867 1700 2800 5100 2800" svg:viewBox="0 0 5101 2801">
          <text:p/>
        </draw:connector>
        <draw:connector draw:style-name="gr6" draw:text-style-name="P6" draw:layer="layout" draw:type="curve" draw:line-skew="0.07cm" svg:x1="5.1cm" svg:y1="6.9cm" svg:x2="8.445cm" svg:y2="1.667cm" draw:start-shape="id3" draw:start-glue-point="4" draw:end-shape="id5" draw:end-glue-point="7" svg:d="M5100 6900c0-3643 3345-1027 3345-5233" svg:viewBox="0 0 3346 5234">
          <text:p/>
        </draw:connector>
        <draw:connector draw:style-name="gr6" draw:text-style-name="P6" draw:layer="layout" draw:type="curve" svg:x1="9.6cm" svg:y1="6.9cm" svg:x2="8.445cm" svg:y2="1.667cm" draw:start-shape="id1" draw:start-glue-point="4" draw:end-shape="id5" draw:end-glue-point="7" svg:d="M9600 6900c0-3748-1155-1132-1155-5233" svg:viewBox="0 0 1156 5234">
          <text:p/>
        </draw:connector>
        <draw:connector draw:style-name="gr6" draw:text-style-name="P6" draw:layer="layout" draw:type="curve" draw:line-skew="1.27cm" svg:x1="15.3cm" svg:y1="6.9cm" svg:x2="11.557cm" svg:y2="1.667cm" draw:start-shape="id2" draw:start-glue-point="4" draw:end-shape="id5" draw:end-glue-point="9" svg:d="M15300 6900c0-1843-3743 773-3743-5233" svg:viewBox="0 0 3744 5234">
          <text:p/>
        </draw:connector>
        <draw:connector draw:style-name="gr6" draw:text-style-name="P6" draw:layer="layout" draw:type="curve" svg:x1="2.6cm" svg:y1="4.9cm" svg:x2="1.744cm" svg:y2="2.866cm" draw:start-shape="id6" draw:start-glue-point="4" draw:end-shape="id7" draw:end-glue-point="7" svg:d="M2600 4900c0-1350-856-333-856-2034" svg:viewBox="0 0 857 2035">
          <text:p/>
        </draw:connector>
        <draw:connector draw:style-name="gr6" draw:text-style-name="P6" draw:layer="layout" draw:type="curve" svg:x1="2.6cm" svg:y1="4.9cm" svg:x2="8.445cm" svg:y2="1.667cm" draw:start-shape="id6" draw:start-glue-point="4" draw:end-shape="id5" draw:end-glue-point="7" svg:d="M2600 4900c0-2248 5845-632 5845-3233" svg:viewBox="0 0 5846 3234">
          <text:p/>
        </draw:connector>
        <draw:connector draw:style-name="gr6" draw:text-style-name="P6" draw:layer="layout" draw:type="curve" svg:x1="3.3cm" svg:y1="1.5cm" svg:x2="7.801cm" svg:y2="1.101cm" draw:start-shape="id7" draw:start-glue-point="4" draw:end-shape="id5" draw:end-glue-point="6" svg:d="M3300 1500c0-789 1676-657 2371-560s407 161 2130 161" svg:viewBox="0 0 4502 635">
          <text:p/>
        </draw:connector>
        <draw:connector draw:style-name="gr6" draw:text-style-name="P6" draw:layer="layout" draw:type="curve" draw:line-skew="0.548cm" svg:x1="21.1cm" svg:y1="7.7cm" svg:x2="16.856cm" svg:y2="7.134cm" draw:start-shape="id8" draw:start-glue-point="4" draw:end-shape="id2" draw:end-glue-point="11" svg:d="M21100 7700c0-1167-4244-884-4244-566" svg:viewBox="0 0 4245 846">
          <text:p/>
        </draw:connector>
        <draw:connector draw:style-name="gr6" draw:text-style-name="P6" draw:layer="layout" draw:type="curve" svg:x1="13.301cm" svg:y1="13.101cm" svg:x2="13.956cm" svg:y2="11.866cm" draw:start-shape="id9" draw:start-glue-point="4" draw:end-shape="id4" draw:end-glue-point="9" svg:d="M13301 13101c0-750 655-133 655-1235" svg:viewBox="0 0 656 1236">
          <text:p/>
        </draw:connector>
        <draw:connector draw:style-name="gr6" draw:text-style-name="P6" draw:layer="layout" draw:type="curve" svg:x1="5.6cm" svg:y1="13.8cm" svg:x2="10.844cm" svg:y2="11.866cm" draw:start-shape="id10" draw:start-glue-point="4" draw:end-shape="id4" draw:end-glue-point="7" svg:d="M5600 13800c0-1275 5244-308 5244-1934" svg:viewBox="0 0 5245 1935">
          <text:p/>
        </draw:connector>
        <draw:connector draw:style-name="gr6" draw:text-style-name="P6" draw:layer="layout" draw:type="curve" svg:x1="10.902cm" svg:y1="15.702cm" svg:x2="11.745cm" svg:y2="14.467cm" draw:start-shape="id11" draw:start-glue-point="4" draw:end-shape="id9" draw:end-glue-point="7" svg:d="M10902 15702c0-750 843-133 843-1235" svg:viewBox="0 0 844 1236">
          <text:p/>
        </draw:connector>
        <draw:connector draw:style-name="gr6" draw:text-style-name="P6" draw:layer="layout" draw:type="curve" svg:x1="22.656cm" svg:y1="9.066cm" svg:x2="24.4cm" svg:y2="13.35cm" draw:start-shape="id8" draw:start-glue-point="9" draw:end-shape="id12" draw:end-glue-point="3" svg:d="M22656 9066c0 2856 581 4284 1744 4284" svg:viewBox="0 0 1745 4285">
          <text:p/>
        </draw:connector>
        <draw:connector draw:style-name="gr6" draw:text-style-name="P6" draw:layer="layout" draw:type="curve" draw:line-skew="0.733cm" svg:x1="27.6cm" svg:y1="8.8cm" svg:x2="11.557cm" svg:y2="1.667cm" draw:start-shape="id12" draw:start-glue-point="0" draw:end-shape="id5" draw:end-glue-point="9" svg:d="M27600 8800c0-4074-16043-508-16043-7133" svg:viewBox="0 0 16044 7134">
          <text:p/>
        </draw:connector>
        <draw:connector draw:style-name="gr6" draw:text-style-name="P6" draw:layer="layout" draw:type="curve" svg:x1="21.1cm" svg:y1="7.7cm" svg:x2="14.6cm" svg:y2="11.3cm" draw:start-shape="id8" draw:start-glue-point="4" draw:end-shape="id4" draw:end-glue-point="10" svg:d="M21100 7700c0-789-2174-658-2993 439s-281 3161-3507 3161" svg:viewBox="0 0 6501 4105">
          <text:p/>
        </draw:connector>
        <draw:connector draw:style-name="gr6" draw:text-style-name="P6" draw:layer="layout" draw:type="curve" svg:x1="20.6cm" svg:y1="12.1cm" svg:x2="19.544cm" svg:y2="9.066cm" draw:start-shape="id13" draw:start-glue-point="4" draw:end-shape="id8" draw:end-glue-point="7" svg:d="M20600 12100c0-2098-1056-582-1056-3034" svg:viewBox="0 0 1057 3035">
          <text:p/>
        </draw:connector>
        <draw:connector draw:style-name="gr6" draw:text-style-name="P6" draw:layer="layout" draw:type="curve" draw:line-skew="1.04cm" svg:x1="12.4cm" svg:y1="10.5cm" svg:x2="11.557cm" svg:y2="1.667cm" draw:start-shape="id4" draw:start-glue-point="4" draw:end-shape="id5" draw:end-glue-point="9" svg:d="M12400 10500c0-4888-843-472-843-8833" svg:viewBox="0 0 844 8834">
          <text:p/>
        </draw:connector>
        <draw:connector draw:style-name="gr11" draw:text-style-name="P6" draw:layer="layout" draw:type="curve" draw:line-skew="-1.257cm" svg:x1="15.3cm" svg:y1="8.5cm" svg:x2="15.501cm" svg:y2="13.901cm" draw:start-shape="id2" draw:start-glue-point="8" draw:end-shape="id9" draw:end-glue-point="10" svg:d="M15300 8500c0 1566 364 1304 612 2263s379 3138-411 3138" svg:viewBox="0 0 804 5402">
          <text:p/>
        </draw:connector>
        <draw:connector draw:style-name="gr11" draw:text-style-name="P6" draw:layer="layout" draw:type="curve" svg:x1="21.1cm" svg:y1="7.7cm" svg:x2="12.201cm" svg:y2="1.101cm" draw:start-shape="id8" draw:start-glue-point="4" draw:end-shape="id5" draw:end-glue-point="10" svg:d="M21100 7700c0-4400-2966-6599-8899-6599" svg:viewBox="0 0 8900 6600">
          <text:p/>
        </draw:connector>
        <draw:frame draw:style-name="gr12" draw:text-style-name="P9" draw:layer="layout" svg:width="2.788cm" svg:height="1.673cm" svg:x="13.6cm" svg:y="15.6cm">
          <draw:text-box>
            <text:p>Physics</text:p>
            <text:p>Payload</text:p>
          </draw:text-box>
        </draw:frame>
        <draw:connector draw:style-name="gr13" draw:text-style-name="P6" draw:layer="layout" svg:x1="26.1cm" svg:y1="1.6cm" svg:x2="12.201cm" svg:y2="1.101cm" draw:start-shape="id14" draw:start-glue-point="0" draw:end-shape="id5" draw:end-glue-point="10" svg:d="M26100 1600v-500h-9249v1h-4650" svg:viewBox="0 0 13900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8-03T19:27:22.487272661</meta:creation-date>
    <dc:date>2016-08-15T15:14:19.051855668</dc:date>
    <dc:creator>Simon </dc:creator>
    <meta:editing-duration>PT2H25M21S</meta:editing-duration>
    <meta:editing-cycles>19</meta:editing-cycles>
    <meta:generator>LibreOffice/5.0.3.2$Linux_X86_64 LibreOffice_project/00m0$Build-2</meta:generator>
    <meta:document-statistic meta:object-count="47"/>
  </office:meta>
</office:document-meta>
</file>